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table:number-columns-repeated="2"/>
          <table:table-cell table:number-columns-repeated="8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87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36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6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6" table:formula="of:=SUM([.J4:.J29])" office:value-type="float" office:value="271230" calcext:value-type="float">
            <text:p>271230</text:p>
          </table:table-cell>
          <table:table-cell/>
          <table:table-cell table:style-name="ce26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6"/>
          <table:table-cell table:style-name="ce26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6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6" table:formula="of:=SUM([.H34:.H59])" office:value-type="float" office:value="55400" calcext:value-type="float">
            <text:p>554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6"/>
          <table:table-cell table:style-name="ce26" table:formula="of:=SUM([.B63:.F63])" office:value-type="float" office:value="55300" calcext:value-type="float">
            <text:p>55300</text:p>
          </table:table-cell>
          <table:table-cell/>
          <table:table-cell table:style-name="ce40" office:value-type="string" calcext:value-type="string">
            <text:p>shabate sksel enq +600-ov</text:p>
          </table:table-cell>
          <table:table-cell table:style-name="ce40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6" table:formula="of:=SUM([.H64:.H89])" office:value-type="float" office:value="55300" calcext:value-type="float">
            <text:p>55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6"/>
          <table:table-cell table:style-name="ce26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6"/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style-name="ce66" table:number-columns-repeated="2"/>
          <table:table-cell table:number-columns-repeated="3"/>
        </table:table-row>
        <table:table-row table:style-name="ro3">
          <table:table-cell table:style-name="ce5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table:number-columns-repeated="3"/>
          <table:table-cell table:style-name="ce26" table:number-columns-repeated="2"/>
          <table:table-cell table:number-columns-repeated="6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87"/>
          <table:table-cell/>
        </table:table-row>
        <table:table-row table:style-name="ro3">
          <table:table-cell table:number-columns-repeated="6"/>
          <table:table-cell table:formula="of:=SUM([.A29:.E30])" office:value-type="float" office:value="436" calcext:value-type="float">
            <text:p>436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table:style-name="ce58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E30])" office:value-type="float" office:value="436" calcext:value-type="float">
            <text:p>436</text:p>
          </table:table-cell>
          <table:table-cell table:style-name="ce58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C30])" office:value-type="float" office:value="436" calcext:value-type="float">
            <text:p>436</text:p>
          </table:table-cell>
          <table:table-cell office:value-type="string" calcext:value-type="string">
            <text:p>Հասմիկ Դ․</text:p>
          </table:table-cell>
          <table:table-cell office:value-type="float" office:value="4770" calcext:value-type="float">
            <text:p>4770</text:p>
          </table:table-cell>
          <table:table-cell office:value-type="float" office:value="-370" calcext:value-type="float">
            <text:p>-370</text:p>
          </table:table-cell>
          <table:table-cell table:number-columns-repeated="3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table:number-columns-repeated="4"/>
          <table:table-cell table:formula="of:=SUM([.A30:.E30])" office:value-type="float" office:value="436" calcext:value-type="float">
            <text:p>436</text:p>
          </table:table-cell>
          <table:table-cell table:style-name="ce58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Մհեր</text:p>
          </table:table-cell>
          <table:table-cell table:number-columns-repeated="3"/>
          <table:table-cell table:style-name="ce36"/>
          <table:table-cell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436" calcext:value-type="float">
            <text:p>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29:.E30])" office:value-type="float" office:value="436" calcext:value-type="float">
            <text:p>436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table:style-name="ce65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table:style-name="ce65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84"/>
          <table:table-cell table:number-columns-repeated="4"/>
          <table:table-cell table:style-name="ce26"/>
          <table:table-cell table:formula="of:=SUM([.B30])" office:value-type="float" office:value="436" calcext:value-type="float">
            <text:p>436</text:p>
          </table:table-cell>
          <table:table-cell table:style-name="ce61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436" calcext:value-type="float">
            <text:p>436</text:p>
          </table:table-cell>
          <table:table-cell office:value-type="string" calcext:value-type="string">
            <text:p>Hasmik N</text:p>
          </table:table-cell>
          <table:table-cell table:number-columns-repeated="3"/>
          <table:table-cell table:style-name="ce26"/>
          <table:table-cell/>
        </table:table-row>
        <table:table-row table:style-name="ro3">
          <table:table-cell/>
          <table:table-cell table:formula="of:=[.B3]/25" office:value-type="float" office:value="436" calcext:value-type="float">
            <text:p>436</text:p>
          </table:table-cell>
          <table:table-cell table:formula="of:=[.C3]/24" office:value-type="float" office:value="0" calcext:value-type="float">
            <text:p>0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5" office:value-type="float" office:value="0" calcext:value-type="float">
            <text:p>0</text:p>
          </table:table-cell>
          <table:table-cell table:style-name="ce26" table:formula="of:=SUM([.G4:.G29])" office:value-type="float" office:value="10900" calcext:value-type="float">
            <text:p>10900</text:p>
          </table:table-cell>
          <table:table-cell office:value-type="string" calcext:value-type="string">
            <text:p>Artsvi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style-name="ce26"/>
          <table:table-cell/>
          <table:table-cell table:style-name="ce2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1:16:56.310577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06T11:19:39.987177191</dc:date>
    <meta:editing-duration>P13DT7H15M59S</meta:editing-duration>
    <meta:editing-cycles>3706</meta:editing-cycles>
    <meta:generator>LibreOffice/4.2.8.2$Linux_X86_64 LibreOffice_project/420m0$Build-2</meta:generator>
    <meta:document-statistic meta:table-count="24" meta:cell-count="11353" meta:object-count="0"/>
  </office:meta>
</office:document-meta>
</file>